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5.664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2.7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30.159cm" svg:height="17.693cm" svg:x="2.701cm" svg:y="25.787cm">
            <draw:object draw:notify-on-update-of-ranges="Feuille1.A2:Feuille1.A42 Feuille1.B2:Feuille1.B42 Feuille1.F2:Feuille1.F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>
          <table:table-cell office:value-type="string">
            <text:p>position</text:p>
          </table:table-cell>
          <table:table-cell office:value-type="string">
            <text:p>intensitée</text:p>
          </table:table-cell>
          <table:table-cell/>
          <table:table-cell office:value-type="string">
            <text:p>normalise</text:p>
          </table:table-cell>
          <table:table-cell office:value-type="string">
            <text:p>&gt; min</text:p>
          </table:table-cell>
          <table:table-cell office:value-type="string">
            <text:p>graph</text:p>
          </table:table-cell>
          <table:table-cell office:value-type="string">
            <text:p>pos</text:p>
          </table:table-cell>
          <table:table-cell/>
          <table:table-cell office:value-type="string">
            <text:p>diff</text:p>
          </table:table-cell>
          <table:table-cell/>
          <table:table-cell office:value-type="string">
            <text:p>moyenne</text:p>
          </table:table-cell>
          <table:table-cell office:value-type="string">
            <text:p>mz</text:p>
          </table:table-cell>
          <table:table-cell office:value-type="string">
            <text:p>poids(calc)</text:p>
          </table:table-cell>
          <table:table-cell office:value-type="string">
            <text:p>charge</text:p>
          </table:table-cell>
          <table:table-cell table:number-columns-repeated="1010"/>
        </table:table-row>
        <table:table-row table:style-name="ro1">
          <table:table-cell office:value-type="float" office:value="70.69461">
            <text:p>70,69461</text:p>
          </table:table-cell>
          <table:table-cell office:value-type="float" office:value="32">
            <text:p>32</text:p>
          </table:table-cell>
          <table:table-cell/>
          <table:table-cell table:formula="of:=[.B2]/[.K$5]" office:value-type="float" office:value="0.0450704225352113">
            <text:p>0,0450704225</text:p>
          </table:table-cell>
          <table:table-cell table:formula="of:=([.D2]&gt;[.K$7])" office:value-type="boolean" office:boolean-value="false">
            <text:p>FAUX</text:p>
          </table:table-cell>
          <table:table-cell table:formula="of:=[.E2]*[.B2]" office:value-type="float" office:value="0">
            <text:p>0</text:p>
          </table:table-cell>
          <table:table-cell table:formula="of:=IF([.E2];[.A2];0)" office:value-type="float" office:value="0">
            <text:p>0</text:p>
          </table:table-cell>
          <table:table-cell table:formula="of:=[.G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AVERAGE([.B2:.B42])" office:value-type="float" office:value="193.609756097561">
            <text:p>193,6097560976</text:p>
          </table:table-cell>
          <table:table-cell office:value-type="float" office:value="751.8149">
            <text:p>751,8149</text:p>
          </table:table-cell>
          <table:table-cell table:formula="of:=[.L2]*[.N2]-[.N2]" office:value-type="float" office:value="1501.6298">
            <text:p>1501,6298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96.29063">
            <text:p>96,29063</text:p>
          </table:table-cell>
          <table:table-cell office:value-type="float" office:value="28">
            <text:p>28</text:p>
          </table:table-cell>
          <table:table-cell/>
          <table:table-cell table:formula="of:=[.B3]/[.K$5]" office:value-type="float" office:value="0.0394366197183099">
            <text:p>0,0394366197</text:p>
          </table:table-cell>
          <table:table-cell table:formula="of:=([.D3]&gt;[.K$7])" office:value-type="boolean" office:boolean-value="false">
            <text:p>FAUX</text:p>
          </table:table-cell>
          <table:table-cell table:formula="of:=[.E3]*[.B3]" office:value-type="float" office:value="0">
            <text:p>0</text:p>
          </table:table-cell>
          <table:table-cell table:formula="of:=IF([.E3];[.A3];0)" office:value-type="float" office:value="0">
            <text:p>0</text:p>
          </table:table-cell>
          <table:table-cell table:formula="of:=IF([.E3];IF([.G3]-[.H2]&gt;57;[.G3];[.H2]);[.H2])" office:value-type="float" office:value="0">
            <text:p>0</text:p>
          </table:table-cell>
          <table:table-cell table:formula="of:=IF([.E3];IF([.G3]-[.H2]&gt;57;[.G3]-[.H2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2.08417">
            <text:p>202,08417</text:p>
          </table:table-cell>
          <table:table-cell office:value-type="float" office:value="111">
            <text:p>111</text:p>
          </table:table-cell>
          <table:table-cell/>
          <table:table-cell table:formula="of:=[.B4]/[.K$5]" office:value-type="float" office:value="0.156338028169014">
            <text:p>0,1563380282</text:p>
          </table:table-cell>
          <table:table-cell table:formula="of:=([.D4]&gt;[.K$7])" office:value-type="boolean" office:boolean-value="false">
            <text:p>FAUX</text:p>
          </table:table-cell>
          <table:table-cell table:formula="of:=[.E4]*[.B4]" office:value-type="float" office:value="0">
            <text:p>0</text:p>
          </table:table-cell>
          <table:table-cell table:formula="of:=IF([.E4];[.A4];0)" office:value-type="float" office:value="0">
            <text:p>0</text:p>
          </table:table-cell>
          <table:table-cell table:formula="of:=IF([.E4];IF([.G4]-[.H3]&gt;57;[.G4];[.H3]);[.H3])" office:value-type="float" office:value="0">
            <text:p>0</text:p>
          </table:table-cell>
          <table:table-cell table:formula="of:=IF([.E4];IF([.G4]-[.H3]&gt;57;[.G4]-[.H3];0);0)" office:value-type="float" office:value="0">
            <text:p>0</text:p>
          </table:table-cell>
          <table:table-cell/>
          <table:table-cell office:value-type="string">
            <text:p>max</text:p>
          </table:table-cell>
          <table:table-cell/>
          <table:table-cell table:formula="of:=[.M2]-1210.49-1" office:value-type="float" office:value="290.1398">
            <text:p>290,1398</text:p>
          </table:table-cell>
          <table:table-cell table:number-columns-repeated="1011"/>
        </table:table-row>
        <table:table-row table:style-name="ro1">
          <table:table-cell office:value-type="float" office:value="218.14805">
            <text:p>218,14805</text:p>
          </table:table-cell>
          <table:table-cell office:value-type="float" office:value="48">
            <text:p>48</text:p>
          </table:table-cell>
          <table:table-cell/>
          <table:table-cell table:formula="of:=[.B5]/[.K$5]" office:value-type="float" office:value="0.0676056338028169">
            <text:p>0,0676056338</text:p>
          </table:table-cell>
          <table:table-cell table:formula="of:=([.D5]&gt;[.K$7])" office:value-type="boolean" office:boolean-value="false">
            <text:p>FAUX</text:p>
          </table:table-cell>
          <table:table-cell table:formula="of:=[.E5]*[.B5]" office:value-type="float" office:value="0">
            <text:p>0</text:p>
          </table:table-cell>
          <table:table-cell table:formula="of:=IF([.E5];[.A5];0)" office:value-type="float" office:value="0">
            <text:p>0</text:p>
          </table:table-cell>
          <table:table-cell table:formula="of:=IF([.E5];IF([.G5]-[.H4]&gt;57;[.G5];[.H4]);[.H4])" office:value-type="float" office:value="0">
            <text:p>0</text:p>
          </table:table-cell>
          <table:table-cell table:formula="of:=IF([.E5];IF([.G5]-[.H4]&gt;57;[.G5]-[.H4];0);0)" office:value-type="float" office:value="0">
            <text:p>0</text:p>
          </table:table-cell>
          <table:table-cell/>
          <table:table-cell table:formula="of:=MAX([.B2:.B42])" office:value-type="float" office:value="710">
            <text:p>710</text:p>
          </table:table-cell>
          <table:table-cell table:number-columns-repeated="1013"/>
        </table:table-row>
        <table:table-row table:style-name="ro1">
          <table:table-cell office:value-type="float" office:value="243.13478">
            <text:p>243,13478</text:p>
          </table:table-cell>
          <table:table-cell office:value-type="float" office:value="56">
            <text:p>56</text:p>
          </table:table-cell>
          <table:table-cell/>
          <table:table-cell table:formula="of:=[.B6]/[.K$5]" office:value-type="float" office:value="0.0788732394366197">
            <text:p>0,0788732394</text:p>
          </table:table-cell>
          <table:table-cell table:formula="of:=([.D6]&gt;[.K$7])" office:value-type="boolean" office:boolean-value="false">
            <text:p>FAUX</text:p>
          </table:table-cell>
          <table:table-cell table:formula="of:=[.E6]*[.B6]" office:value-type="float" office:value="0">
            <text:p>0</text:p>
          </table:table-cell>
          <table:table-cell table:formula="of:=IF([.E6];[.A6];0)" office:value-type="float" office:value="0">
            <text:p>0</text:p>
          </table:table-cell>
          <table:table-cell table:formula="of:=IF([.E6];IF([.G6]-[.H5]&gt;57;[.G6];[.H5]);[.H5])" office:value-type="float" office:value="0">
            <text:p>0</text:p>
          </table:table-cell>
          <table:table-cell table:formula="of:=IF([.E6];IF([.G6]-[.H5]&gt;57;[.G6]-[.H5];0);0)" office:value-type="float" office:value="0">
            <text:p>0</text:p>
          </table:table-cell>
          <table:table-cell/>
          <table:table-cell office:value-type="string">
            <text:p>min</text:p>
          </table:table-cell>
          <table:table-cell table:number-columns-repeated="1013"/>
        </table:table-row>
        <table:table-row table:style-name="ro1">
          <table:table-cell office:value-type="float" office:value="247.10941">
            <text:p>247,10941</text:p>
          </table:table-cell>
          <table:table-cell office:value-type="float" office:value="134">
            <text:p>134</text:p>
          </table:table-cell>
          <table:table-cell/>
          <table:table-cell table:formula="of:=[.B7]/[.K$5]" office:value-type="float" office:value="0.188732394366197">
            <text:p>0,1887323944</text:p>
          </table:table-cell>
          <table:table-cell table:formula="of:=([.D7]&gt;[.K$7])" office:value-type="boolean" office:boolean-value="false">
            <text:p>FAUX</text:p>
          </table:table-cell>
          <table:table-cell table:formula="of:=[.E7]*[.B7]" office:value-type="float" office:value="0">
            <text:p>0</text:p>
          </table:table-cell>
          <table:table-cell table:formula="of:=IF([.E7];[.A7];0)" office:value-type="float" office:value="0">
            <text:p>0</text:p>
          </table:table-cell>
          <table:table-cell table:formula="of:=IF([.E7];IF([.G7]-[.H6]&gt;57;[.G7];[.H6]);[.H6])" office:value-type="float" office:value="0">
            <text:p>0</text:p>
          </table:table-cell>
          <table:table-cell table:formula="of:=IF([.E7];IF([.G7]-[.H6]&gt;57;[.G7]-[.H6];0);0)"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  <table:table-cell table:number-columns-repeated="1013"/>
        </table:table-row>
        <table:table-row table:style-name="ro2">
          <table:table-cell office:value-type="float" office:value="265.1177">
            <text:p>265,1177</text:p>
          </table:table-cell>
          <table:table-cell office:value-type="float" office:value="438">
            <text:p>438</text:p>
          </table:table-cell>
          <table:table-cell office:value-type="string">
            <text:p>1+</text:p>
          </table:table-cell>
          <table:table-cell table:formula="of:=[.B8]/[.K$5]" office:value-type="float" office:value="0.616901408450704">
            <text:p>0,6169014085</text:p>
          </table:table-cell>
          <table:table-cell table:formula="of:=([.D8]&gt;[.K$7])" office:value-type="boolean" office:boolean-value="true">
            <text:p>VRAI</text:p>
          </table:table-cell>
          <table:table-cell table:formula="of:=[.E8]*[.B8]" office:value-type="float" office:value="438">
            <text:p>438</text:p>
          </table:table-cell>
          <table:table-cell table:formula="of:=IF([.E8];[.A8];0)" office:value-type="float" office:value="265.1177">
            <text:p>265,1177</text:p>
          </table:table-cell>
          <table:table-cell table:formula="of:=IF([.E8];IF([.G8]-[.H7]&gt;57;[.G8];[.H7]);[.H7])" office:value-type="float" office:value="265.1177">
            <text:p>265,1177</text:p>
          </table:table-cell>
          <table:table-cell table:formula="of:=IF([.E8];IF([.G8]-[.H7]&gt;57;[.G8]-[.H7];0);0)" office:value-type="float" office:value="265.1177">
            <text:p>265,1177</text:p>
          </table:table-cell>
          <table:table-cell office:value-type="string">
            <text:p>histidine*1 glutamine*1 <text:s/>ou histidine*1 alanine*1 glycine*1 <text:s/></text:p>
          </table:table-cell>
          <table:table-cell office:value-type="string">
            <text:p>histidine glutamine <text:s/>ou histidine alanine glycine <text:s/></text:p>
          </table:table-cell>
          <table:table-cell table:number-columns-repeated="1013"/>
        </table:table-row>
        <table:table-row table:style-name="ro1">
          <table:table-cell office:value-type="float" office:value="275.09578">
            <text:p>275,09578</text:p>
          </table:table-cell>
          <table:table-cell office:value-type="float" office:value="162">
            <text:p>162</text:p>
          </table:table-cell>
          <table:table-cell/>
          <table:table-cell table:formula="of:=[.B9]/[.K$5]" office:value-type="float" office:value="0.228169014084507">
            <text:p>0,2281690141</text:p>
          </table:table-cell>
          <table:table-cell table:formula="of:=([.D9]&gt;[.K$7])" office:value-type="boolean" office:boolean-value="false">
            <text:p>FAUX</text:p>
          </table:table-cell>
          <table:table-cell table:formula="of:=[.E9]*[.B9]" office:value-type="float" office:value="0">
            <text:p>0</text:p>
          </table:table-cell>
          <table:table-cell table:formula="of:=IF([.E9];[.A9];0)" office:value-type="float" office:value="0">
            <text:p>0</text:p>
          </table:table-cell>
          <table:table-cell table:formula="of:=IF([.E9];IF([.G9]-[.H8]&gt;57;[.G9];[.H8]);[.H8])" office:value-type="float" office:value="265.1177">
            <text:p>265,1177</text:p>
          </table:table-cell>
          <table:table-cell table:formula="of:=IF([.E9];IF([.G9]-[.H8]&gt;57;[.G9]-[.H8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4.11948">
            <text:p>284,11948</text:p>
          </table:table-cell>
          <table:table-cell office:value-type="float" office:value="97">
            <text:p>97</text:p>
          </table:table-cell>
          <table:table-cell/>
          <table:table-cell table:formula="of:=[.B10]/[.K$5]" office:value-type="float" office:value="0.136619718309859">
            <text:p>0,1366197183</text:p>
          </table:table-cell>
          <table:table-cell table:formula="of:=([.D10]&gt;[.K$7])" office:value-type="boolean" office:boolean-value="false">
            <text:p>FAUX</text:p>
          </table:table-cell>
          <table:table-cell table:formula="of:=[.E10]*[.B10]" office:value-type="float" office:value="0">
            <text:p>0</text:p>
          </table:table-cell>
          <table:table-cell table:formula="of:=IF([.E10];[.A10];0)" office:value-type="float" office:value="0">
            <text:p>0</text:p>
          </table:table-cell>
          <table:table-cell table:formula="of:=IF([.E10];IF([.G10]-[.H9]&gt;57;[.G10];[.H9]);[.H9])" office:value-type="float" office:value="265.1177">
            <text:p>265,1177</text:p>
          </table:table-cell>
          <table:table-cell table:formula="of:=IF([.E10];IF([.G10]-[.H9]&gt;57;[.G10]-[.H9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3.10855">
            <text:p>293,10855</text:p>
          </table:table-cell>
          <table:table-cell office:value-type="float" office:value="291">
            <text:p>291</text:p>
          </table:table-cell>
          <table:table-cell/>
          <table:table-cell table:formula="of:=[.B11]/[.K$5]" office:value-type="float" office:value="0.409859154929577">
            <text:p>0,4098591549</text:p>
          </table:table-cell>
          <table:table-cell table:formula="of:=([.D11]&gt;[.K$7])" office:value-type="boolean" office:boolean-value="true">
            <text:p>VRAI</text:p>
          </table:table-cell>
          <table:table-cell table:formula="of:=[.E11]*[.B11]" office:value-type="float" office:value="291">
            <text:p>291</text:p>
          </table:table-cell>
          <table:table-cell table:formula="of:=IF([.E11];[.A11];0)" office:value-type="float" office:value="293.10855">
            <text:p>293,10855</text:p>
          </table:table-cell>
          <table:table-cell table:formula="of:=IF([.E11];IF([.G11]-[.H10]&gt;57;[.G11];[.H10]);[.H10])" office:value-type="float" office:value="265.1177">
            <text:p>265,1177</text:p>
          </table:table-cell>
          <table:table-cell table:formula="of:=IF([.E11];IF([.G11]-[.H10]&gt;57;[.G11]-[.H10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8.17794">
            <text:p>378,17794</text:p>
          </table:table-cell>
          <table:table-cell office:value-type="float" office:value="485">
            <text:p>485</text:p>
          </table:table-cell>
          <table:table-cell/>
          <table:table-cell table:formula="of:=[.B12]/[.K$5]" office:value-type="float" office:value="0.683098591549296">
            <text:p>0,6830985915</text:p>
          </table:table-cell>
          <table:table-cell table:formula="of:=([.D12]&gt;[.K$7])" office:value-type="boolean" office:boolean-value="true">
            <text:p>VRAI</text:p>
          </table:table-cell>
          <table:table-cell table:formula="of:=[.E12]*[.B12]" office:value-type="float" office:value="485">
            <text:p>485</text:p>
          </table:table-cell>
          <table:table-cell table:formula="of:=IF([.E12];[.A12];0)" office:value-type="float" office:value="378.17794">
            <text:p>378,17794</text:p>
          </table:table-cell>
          <table:table-cell table:formula="of:=IF([.E12];IF([.G12]-[.H11]&gt;57;[.G12];[.H11]);[.H11])" office:value-type="float" office:value="378.17794">
            <text:p>378,17794</text:p>
          </table:table-cell>
          <table:table-cell table:formula="of:=IF([.E12];IF([.G12]-[.H11]&gt;57;[.G12]-[.H11];0);0)" office:value-type="float" office:value="113.06024">
            <text:p>113,06024</text:p>
          </table:table-cell>
          <table:table-cell office:value-type="string">
            <text:p>isoleucine/leucine*1 </text:p>
          </table:table-cell>
          <table:table-cell office:value-type="string">
            <text:p>isoleucine/leucine</text:p>
          </table:table-cell>
          <table:table-cell table:number-columns-repeated="1013"/>
        </table:table-row>
        <table:table-row table:style-name="ro1">
          <table:table-cell office:value-type="float" office:value="397.19651">
            <text:p>397,19651</text:p>
          </table:table-cell>
          <table:table-cell office:value-type="float" office:value="129">
            <text:p>129</text:p>
          </table:table-cell>
          <table:table-cell/>
          <table:table-cell table:formula="of:=[.B13]/[.K$5]" office:value-type="float" office:value="0.18169014084507">
            <text:p>0,1816901408</text:p>
          </table:table-cell>
          <table:table-cell table:formula="of:=([.D13]&gt;[.K$7])" office:value-type="boolean" office:boolean-value="false">
            <text:p>FAUX</text:p>
          </table:table-cell>
          <table:table-cell table:formula="of:=[.E13]*[.B13]" office:value-type="float" office:value="0">
            <text:p>0</text:p>
          </table:table-cell>
          <table:table-cell table:formula="of:=IF([.E13];[.A13];0)" office:value-type="float" office:value="0">
            <text:p>0</text:p>
          </table:table-cell>
          <table:table-cell table:formula="of:=IF([.E13];IF([.G13]-[.H12]&gt;57;[.G13];[.H12]);[.H12])" office:value-type="float" office:value="378.17794">
            <text:p>378,17794</text:p>
          </table:table-cell>
          <table:table-cell table:formula="of:=IF([.E13];IF([.G13]-[.H12]&gt;57;[.G13]-[.H12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1.10779">
            <text:p>401,10779</text:p>
          </table:table-cell>
          <table:table-cell office:value-type="float" office:value="160">
            <text:p>160</text:p>
          </table:table-cell>
          <table:table-cell/>
          <table:table-cell table:formula="of:=[.B14]/[.K$5]" office:value-type="float" office:value="0.225352112676056">
            <text:p>0,2253521127</text:p>
          </table:table-cell>
          <table:table-cell table:formula="of:=([.D14]&gt;[.K$7])" office:value-type="boolean" office:boolean-value="false">
            <text:p>FAUX</text:p>
          </table:table-cell>
          <table:table-cell table:formula="of:=[.E14]*[.B14]" office:value-type="float" office:value="0">
            <text:p>0</text:p>
          </table:table-cell>
          <table:table-cell table:formula="of:=IF([.E14];[.A14];0)" office:value-type="float" office:value="0">
            <text:p>0</text:p>
          </table:table-cell>
          <table:table-cell table:formula="of:=IF([.E14];IF([.G14]-[.H13]&gt;57;[.G14];[.H13]);[.H13])" office:value-type="float" office:value="378.17794">
            <text:p>378,17794</text:p>
          </table:table-cell>
          <table:table-cell table:formula="of:=IF([.E14];IF([.G14]-[.H13]&gt;57;[.G14]-[.H13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4.14442">
            <text:p>404,14442</text:p>
          </table:table-cell>
          <table:table-cell office:value-type="float" office:value="398">
            <text:p>398</text:p>
          </table:table-cell>
          <table:table-cell/>
          <table:table-cell table:formula="of:=[.B15]/[.K$5]" office:value-type="float" office:value="0.56056338028169">
            <text:p>0,5605633803</text:p>
          </table:table-cell>
          <table:table-cell table:formula="of:=([.D15]&gt;[.K$7])" office:value-type="boolean" office:boolean-value="true">
            <text:p>VRAI</text:p>
          </table:table-cell>
          <table:table-cell table:formula="of:=[.E15]*[.B15]" office:value-type="float" office:value="398">
            <text:p>398</text:p>
          </table:table-cell>
          <table:table-cell table:formula="of:=IF([.E15];[.A15];0)" office:value-type="float" office:value="404.14442">
            <text:p>404,14442</text:p>
          </table:table-cell>
          <table:table-cell table:formula="of:=IF([.E15];IF([.G15]-[.H14]&gt;57;[.G15];[.H14]);[.H14])" office:value-type="float" office:value="378.17794">
            <text:p>378,17794</text:p>
          </table:table-cell>
          <table:table-cell table:formula="of:=IF([.E15];IF([.G15]-[.H14]&gt;57;[.G15]-[.H14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0.11268">
            <text:p>450,11268</text:p>
          </table:table-cell>
          <table:table-cell office:value-type="float" office:value="165">
            <text:p>165</text:p>
          </table:table-cell>
          <table:table-cell/>
          <table:table-cell table:formula="of:=[.B16]/[.K$5]" office:value-type="float" office:value="0.232394366197183">
            <text:p>0,2323943662</text:p>
          </table:table-cell>
          <table:table-cell table:formula="of:=([.D16]&gt;[.K$7])" office:value-type="boolean" office:boolean-value="false">
            <text:p>FAUX</text:p>
          </table:table-cell>
          <table:table-cell table:formula="of:=[.E16]*[.B16]" office:value-type="float" office:value="0">
            <text:p>0</text:p>
          </table:table-cell>
          <table:table-cell table:formula="of:=IF([.E16];[.A16];0)" office:value-type="float" office:value="0">
            <text:p>0</text:p>
          </table:table-cell>
          <table:table-cell table:formula="of:=IF([.E16];IF([.G16]-[.H15]&gt;57;[.G16];[.H15]);[.H15])" office:value-type="float" office:value="378.17794">
            <text:p>378,17794</text:p>
          </table:table-cell>
          <table:table-cell table:formula="of:=IF([.E16];IF([.G16]-[.H15]&gt;57;[.G16]-[.H15];0);0)" office:value-type="float" office:value="0">
            <text:p>0</text:p>
          </table:table-cell>
          <table:table-cell/>
          <table:table-cell table:style-name="Default"/>
          <table:table-cell office:value-type="string">
            <text:p>alanine</text:p>
          </table:table-cell>
          <table:table-cell table:number-columns-repeated="1012"/>
        </table:table-row>
        <table:table-row table:style-name="ro1">
          <table:table-cell office:value-type="float" office:value="471.13626">
            <text:p>471,13626</text:p>
          </table:table-cell>
          <table:table-cell office:value-type="float" office:value="92">
            <text:p>92</text:p>
          </table:table-cell>
          <table:table-cell/>
          <table:table-cell table:formula="of:=[.B17]/[.K$5]" office:value-type="float" office:value="0.129577464788732">
            <text:p>0,1295774648</text:p>
          </table:table-cell>
          <table:table-cell table:formula="of:=([.D17]&gt;[.K$7])" office:value-type="boolean" office:boolean-value="false">
            <text:p>FAUX</text:p>
          </table:table-cell>
          <table:table-cell table:formula="of:=[.E17]*[.B17]" office:value-type="float" office:value="0">
            <text:p>0</text:p>
          </table:table-cell>
          <table:table-cell table:formula="of:=IF([.E17];[.A17];0)" office:value-type="float" office:value="0">
            <text:p>0</text:p>
          </table:table-cell>
          <table:table-cell table:formula="of:=IF([.E17];IF([.G17]-[.H16]&gt;57;[.G17];[.H16]);[.H16])" office:value-type="float" office:value="378.17794">
            <text:p>378,17794</text:p>
          </table:table-cell>
          <table:table-cell table:formula="of:=IF([.E17];IF([.G17]-[.H16]&gt;57;[.G17]-[.H16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3.21401">
            <text:p>473,21401</text:p>
          </table:table-cell>
          <table:table-cell office:value-type="float" office:value="78">
            <text:p>78</text:p>
          </table:table-cell>
          <table:table-cell/>
          <table:table-cell table:formula="of:=[.B18]/[.K$5]" office:value-type="float" office:value="0.109859154929577">
            <text:p>0,1098591549</text:p>
          </table:table-cell>
          <table:table-cell table:formula="of:=([.D18]&gt;[.K$7])" office:value-type="boolean" office:boolean-value="false">
            <text:p>FAUX</text:p>
          </table:table-cell>
          <table:table-cell table:formula="of:=[.E18]*[.B18]" office:value-type="float" office:value="0">
            <text:p>0</text:p>
          </table:table-cell>
          <table:table-cell table:formula="of:=IF([.E18];[.A18];0)" office:value-type="float" office:value="0">
            <text:p>0</text:p>
          </table:table-cell>
          <table:table-cell table:formula="of:=IF([.E18];IF([.G18]-[.H17]&gt;57;[.G18];[.H17]);[.H17])" office:value-type="float" office:value="378.17794">
            <text:p>378,17794</text:p>
          </table:table-cell>
          <table:table-cell table:formula="of:=IF([.E18];IF([.G18]-[.H17]&gt;57;[.G18]-[.H17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5.17213">
            <text:p>475,17213</text:p>
          </table:table-cell>
          <table:table-cell office:value-type="float" office:value="87">
            <text:p>87</text:p>
          </table:table-cell>
          <table:table-cell/>
          <table:table-cell table:formula="of:=[.B19]/[.K$5]" office:value-type="float" office:value="0.122535211267606">
            <text:p>0,1225352113</text:p>
          </table:table-cell>
          <table:table-cell table:formula="of:=([.D19]&gt;[.K$7])" office:value-type="boolean" office:boolean-value="false">
            <text:p>FAUX</text:p>
          </table:table-cell>
          <table:table-cell table:formula="of:=[.E19]*[.B19]" office:value-type="float" office:value="0">
            <text:p>0</text:p>
          </table:table-cell>
          <table:table-cell table:formula="of:=IF([.E19];[.A19];0)" office:value-type="float" office:value="0">
            <text:p>0</text:p>
          </table:table-cell>
          <table:table-cell table:formula="of:=IF([.E19];IF([.G19]-[.H18]&gt;57;[.G19];[.H18]);[.H18])" office:value-type="float" office:value="378.17794">
            <text:p>378,17794</text:p>
          </table:table-cell>
          <table:table-cell table:formula="of:=IF([.E19];IF([.G19]-[.H18]&gt;57;[.G19]-[.H18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3.20561">
            <text:p>493,20561</text:p>
          </table:table-cell>
          <table:table-cell office:value-type="float" office:value="74">
            <text:p>74</text:p>
          </table:table-cell>
          <table:table-cell/>
          <table:table-cell table:formula="of:=[.B20]/[.K$5]" office:value-type="float" office:value="0.104225352112676">
            <text:p>0,1042253521</text:p>
          </table:table-cell>
          <table:table-cell table:formula="of:=([.D20]&gt;[.K$7])" office:value-type="boolean" office:boolean-value="false">
            <text:p>FAUX</text:p>
          </table:table-cell>
          <table:table-cell table:formula="of:=[.E20]*[.B20]" office:value-type="float" office:value="0">
            <text:p>0</text:p>
          </table:table-cell>
          <table:table-cell table:formula="of:=IF([.E20];[.A20];0)" office:value-type="float" office:value="0">
            <text:p>0</text:p>
          </table:table-cell>
          <table:table-cell table:formula="of:=IF([.E20];IF([.G20]-[.H19]&gt;57;[.G20];[.H19]);[.H19])" office:value-type="float" office:value="378.17794">
            <text:p>378,17794</text:p>
          </table:table-cell>
          <table:table-cell table:formula="of:=IF([.E20];IF([.G20]-[.H19]&gt;57;[.G20]-[.H19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21.15856">
            <text:p>521,15856</text:p>
          </table:table-cell>
          <table:table-cell office:value-type="float" office:value="74">
            <text:p>74</text:p>
          </table:table-cell>
          <table:table-cell/>
          <table:table-cell table:formula="of:=[.B21]/[.K$5]" office:value-type="float" office:value="0.104225352112676">
            <text:p>0,1042253521</text:p>
          </table:table-cell>
          <table:table-cell table:formula="of:=([.D21]&gt;[.K$7])" office:value-type="boolean" office:boolean-value="false">
            <text:p>FAUX</text:p>
          </table:table-cell>
          <table:table-cell table:formula="of:=[.E21]*[.B21]" office:value-type="float" office:value="0">
            <text:p>0</text:p>
          </table:table-cell>
          <table:table-cell table:formula="of:=IF([.E21];[.A21];0)" office:value-type="float" office:value="0">
            <text:p>0</text:p>
          </table:table-cell>
          <table:table-cell table:formula="of:=IF([.E21];IF([.G21]-[.H20]&gt;57;[.G21];[.H20]);[.H20])" office:value-type="float" office:value="378.17794">
            <text:p>378,17794</text:p>
          </table:table-cell>
          <table:table-cell table:formula="of:=IF([.E21];IF([.G21]-[.H20]&gt;57;[.G21]-[.H20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26.2339">
            <text:p>526,2339</text:p>
          </table:table-cell>
          <table:table-cell office:value-type="float" office:value="112">
            <text:p>112</text:p>
          </table:table-cell>
          <table:table-cell/>
          <table:table-cell table:formula="of:=[.B22]/[.K$5]" office:value-type="float" office:value="0.157746478873239">
            <text:p>0,1577464789</text:p>
          </table:table-cell>
          <table:table-cell table:formula="of:=([.D22]&gt;[.K$7])" office:value-type="boolean" office:boolean-value="false">
            <text:p>FAUX</text:p>
          </table:table-cell>
          <table:table-cell table:formula="of:=[.E22]*[.B22]" office:value-type="float" office:value="0">
            <text:p>0</text:p>
          </table:table-cell>
          <table:table-cell table:formula="of:=IF([.E22];[.A22];0)" office:value-type="float" office:value="0">
            <text:p>0</text:p>
          </table:table-cell>
          <table:table-cell table:formula="of:=IF([.E22];IF([.G22]-[.H21]&gt;57;[.G22];[.H21]);[.H21])" office:value-type="float" office:value="378.17794">
            <text:p>378,17794</text:p>
          </table:table-cell>
          <table:table-cell table:formula="of:=IF([.E22];IF([.G22]-[.H21]&gt;57;[.G22]-[.H21];0)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538.20868">
            <text:p>538,20868</text:p>
          </table:table-cell>
          <table:table-cell office:value-type="float" office:value="710">
            <text:p>710</text:p>
          </table:table-cell>
          <table:table-cell office:value-type="string">
            <text:p>1+</text:p>
          </table:table-cell>
          <table:table-cell table:formula="of:=[.B23]/[.K$5]" office:value-type="float" office:value="1">
            <text:p>1</text:p>
          </table:table-cell>
          <table:table-cell table:formula="of:=([.D23]&gt;[.K$7])" office:value-type="boolean" office:boolean-value="true">
            <text:p>VRAI</text:p>
          </table:table-cell>
          <table:table-cell table:formula="of:=[.E23]*[.B23]" office:value-type="float" office:value="710">
            <text:p>710</text:p>
          </table:table-cell>
          <table:table-cell table:formula="of:=IF([.E23];[.A23];0)" office:value-type="float" office:value="538.20868">
            <text:p>538,20868</text:p>
          </table:table-cell>
          <table:table-cell table:formula="of:=IF([.E23];IF([.G23]-[.H22]&gt;57;[.G23];[.H22]);[.H22])" office:value-type="float" office:value="538.20868">
            <text:p>538,20868</text:p>
          </table:table-cell>
          <table:table-cell table:formula="of:=IF([.E23];IF([.G23]-[.H22]&gt;57;[.G23]-[.H22];0);0)" office:value-type="float" office:value="160.03074">
            <text:p>160,03074</text:p>
          </table:table-cell>
          <table:table-cell office:value-type="string">
            <text:p>cystéine*1 glycine*1</text:p>
          </table:table-cell>
          <table:table-cell office:value-type="string">
            <text:p>sérine*1 alanine*1 <text:s/>ou cystéine*1 glycine*1 <text:s/>ou thréonine*1 glycine*1</text:p>
          </table:table-cell>
          <table:table-cell office:value-type="string">
            <text:p>sérine</text:p>
          </table:table-cell>
          <table:table-cell table:number-columns-repeated="1012"/>
        </table:table-row>
        <table:table-row table:style-name="ro1">
          <table:table-cell office:value-type="float" office:value="558.22339">
            <text:p>558,22339</text:p>
          </table:table-cell>
          <table:table-cell office:value-type="float" office:value="148">
            <text:p>148</text:p>
          </table:table-cell>
          <table:table-cell/>
          <table:table-cell table:formula="of:=[.B24]/[.K$5]" office:value-type="float" office:value="0.208450704225352">
            <text:p>0,2084507042</text:p>
          </table:table-cell>
          <table:table-cell table:formula="of:=([.D24]&gt;[.K$7])" office:value-type="boolean" office:boolean-value="false">
            <text:p>FAUX</text:p>
          </table:table-cell>
          <table:table-cell table:formula="of:=[.E24]*[.B24]" office:value-type="float" office:value="0">
            <text:p>0</text:p>
          </table:table-cell>
          <table:table-cell table:formula="of:=IF([.E24];[.A24];0)" office:value-type="float" office:value="0">
            <text:p>0</text:p>
          </table:table-cell>
          <table:table-cell table:formula="of:=IF([.E24];IF([.G24]-[.H23]&gt;57;[.G24];[.H23]);[.H23])" office:value-type="float" office:value="538.20868">
            <text:p>538,20868</text:p>
          </table:table-cell>
          <table:table-cell table:formula="of:=IF([.E24];IF([.G24]-[.H23]&gt;57;[.G24]-[.H23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6.23158">
            <text:p>576,23158</text:p>
          </table:table-cell>
          <table:table-cell office:value-type="float" office:value="142">
            <text:p>142</text:p>
          </table:table-cell>
          <table:table-cell/>
          <table:table-cell table:formula="of:=[.B25]/[.K$5]" office:value-type="float" office:value="0.2">
            <text:p>0,2</text:p>
          </table:table-cell>
          <table:table-cell table:formula="of:=([.D25]&gt;[.K$7])" office:value-type="boolean" office:boolean-value="false">
            <text:p>FAUX</text:p>
          </table:table-cell>
          <table:table-cell table:formula="of:=[.E25]*[.B25]" office:value-type="float" office:value="0">
            <text:p>0</text:p>
          </table:table-cell>
          <table:table-cell table:formula="of:=IF([.E25];[.A25];0)" office:value-type="float" office:value="0">
            <text:p>0</text:p>
          </table:table-cell>
          <table:table-cell table:formula="of:=IF([.E25];IF([.G25]-[.H24]&gt;57;[.G25];[.H24]);[.H24])" office:value-type="float" office:value="538.20868">
            <text:p>538,20868</text:p>
          </table:table-cell>
          <table:table-cell table:formula="of:=IF([.E25];IF([.G25]-[.H24]&gt;57;[.G25]-[.H24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9.24212">
            <text:p>649,24212</text:p>
          </table:table-cell>
          <table:table-cell office:value-type="float" office:value="171">
            <text:p>171</text:p>
          </table:table-cell>
          <table:table-cell office:value-type="string">
            <text:p>1+</text:p>
          </table:table-cell>
          <table:table-cell table:formula="of:=[.B26]/[.K$5]" office:value-type="float" office:value="0.240845070422535">
            <text:p>0,2408450704</text:p>
          </table:table-cell>
          <table:table-cell table:formula="of:=([.D26]&gt;[.K$7])" office:value-type="boolean" office:boolean-value="false">
            <text:p>FAUX</text:p>
          </table:table-cell>
          <table:table-cell table:formula="of:=[.E26]*[.B26]" office:value-type="float" office:value="0">
            <text:p>0</text:p>
          </table:table-cell>
          <table:table-cell table:formula="of:=IF([.E26];[.A26];0)" office:value-type="float" office:value="0">
            <text:p>0</text:p>
          </table:table-cell>
          <table:table-cell table:formula="of:=IF([.E26];IF([.G26]-[.H25]&gt;57;[.G26];[.H25]);[.H25])" office:value-type="float" office:value="538.20868">
            <text:p>538,20868</text:p>
          </table:table-cell>
          <table:table-cell table:formula="of:=IF([.E26];IF([.G26]-[.H25]&gt;57;[.G26]-[.H25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7.25592">
            <text:p>667,25592</text:p>
          </table:table-cell>
          <table:table-cell office:value-type="float" office:value="483">
            <text:p>483</text:p>
          </table:table-cell>
          <table:table-cell office:value-type="string">
            <text:p>1+</text:p>
          </table:table-cell>
          <table:table-cell table:formula="of:=[.B27]/[.K$5]" office:value-type="float" office:value="0.680281690140845">
            <text:p>0,6802816901</text:p>
          </table:table-cell>
          <table:table-cell table:formula="of:=([.D27]&gt;[.K$7])" office:value-type="boolean" office:boolean-value="true">
            <text:p>VRAI</text:p>
          </table:table-cell>
          <table:table-cell table:formula="of:=[.E27]*[.B27]" office:value-type="float" office:value="483">
            <text:p>483</text:p>
          </table:table-cell>
          <table:table-cell table:formula="of:=IF([.E27];[.A27];0)" office:value-type="float" office:value="667.25592">
            <text:p>667,25592</text:p>
          </table:table-cell>
          <table:table-cell table:formula="of:=IF([.E27];IF([.G27]-[.H26]&gt;57;[.G27];[.H26]);[.H26])" office:value-type="float" office:value="667.25592">
            <text:p>667,25592</text:p>
          </table:table-cell>
          <table:table-cell table:formula="of:=IF([.E27];IF([.G27]-[.H26]&gt;57;[.G27]-[.H26];0);0)" office:value-type="float" office:value="129.04724">
            <text:p>129,04724</text:p>
          </table:table-cell>
          <table:table-cell office:value-type="string">
            <text:p>glutamate*1 </text:p>
          </table:table-cell>
          <table:table-cell office:value-type="string">
            <text:p>glutamate</text:p>
          </table:table-cell>
          <table:table-cell table:number-columns-repeated="1013"/>
        </table:table-row>
        <table:table-row table:style-name="ro1">
          <table:table-cell office:value-type="float" office:value="671.2782">
            <text:p>671,2782</text:p>
          </table:table-cell>
          <table:table-cell office:value-type="float" office:value="67">
            <text:p>67</text:p>
          </table:table-cell>
          <table:table-cell/>
          <table:table-cell table:formula="of:=[.B28]/[.K$5]" office:value-type="float" office:value="0.0943661971830986">
            <text:p>0,0943661972</text:p>
          </table:table-cell>
          <table:table-cell table:formula="of:=([.D28]&gt;[.K$7])" office:value-type="boolean" office:boolean-value="false">
            <text:p>FAUX</text:p>
          </table:table-cell>
          <table:table-cell table:formula="of:=[.E28]*[.B28]" office:value-type="float" office:value="0">
            <text:p>0</text:p>
          </table:table-cell>
          <table:table-cell table:formula="of:=IF([.E28];[.A28];0)" office:value-type="float" office:value="0">
            <text:p>0</text:p>
          </table:table-cell>
          <table:table-cell table:formula="of:=IF([.E28];IF([.G28]-[.H27]&gt;57;[.G28];[.H27]);[.H27])" office:value-type="float" office:value="667.25592">
            <text:p>667,25592</text:p>
          </table:table-cell>
          <table:table-cell table:formula="of:=IF([.E28];IF([.G28]-[.H27]&gt;57;[.G28]-[.H27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5.25154">
            <text:p>705,25154</text:p>
          </table:table-cell>
          <table:table-cell office:value-type="float" office:value="69">
            <text:p>69</text:p>
          </table:table-cell>
          <table:table-cell/>
          <table:table-cell table:formula="of:=[.B29]/[.K$5]" office:value-type="float" office:value="0.0971830985915493">
            <text:p>0,0971830986</text:p>
          </table:table-cell>
          <table:table-cell table:formula="of:=([.D29]&gt;[.K$7])" office:value-type="boolean" office:boolean-value="false">
            <text:p>FAUX</text:p>
          </table:table-cell>
          <table:table-cell table:formula="of:=[.E29]*[.B29]" office:value-type="float" office:value="0">
            <text:p>0</text:p>
          </table:table-cell>
          <table:table-cell table:formula="of:=IF([.E29];[.A29];0)" office:value-type="float" office:value="0">
            <text:p>0</text:p>
          </table:table-cell>
          <table:table-cell table:formula="of:=IF([.E29];IF([.G29]-[.H28]&gt;57;[.G29];[.H28]);[.H28])" office:value-type="float" office:value="667.25592">
            <text:p>667,25592</text:p>
          </table:table-cell>
          <table:table-cell table:formula="of:=IF([.E29];IF([.G29]-[.H28]&gt;57;[.G29]-[.H28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8.27434">
            <text:p>778,27434</text:p>
          </table:table-cell>
          <table:table-cell office:value-type="float" office:value="216">
            <text:p>216</text:p>
          </table:table-cell>
          <table:table-cell office:value-type="string">
            <text:p>1+</text:p>
          </table:table-cell>
          <table:table-cell table:formula="of:=[.B30]/[.K$5]" office:value-type="float" office:value="0.304225352112676">
            <text:p>0,3042253521</text:p>
          </table:table-cell>
          <table:table-cell table:formula="of:=([.D30]&gt;[.K$7])" office:value-type="boolean" office:boolean-value="true">
            <text:p>VRAI</text:p>
          </table:table-cell>
          <table:table-cell table:formula="of:=[.E30]*[.B30]" office:value-type="float" office:value="216">
            <text:p>216</text:p>
          </table:table-cell>
          <table:table-cell table:formula="of:=IF([.E30];[.A30];0)" office:value-type="float" office:value="778.27434">
            <text:p>778,27434</text:p>
          </table:table-cell>
          <table:table-cell table:formula="of:=IF([.E30];IF([.G30]-[.H29]&gt;57;[.G30];[.H29]);[.H29])" office:value-type="float" office:value="778.27434">
            <text:p>778,27434</text:p>
          </table:table-cell>
          <table:table-cell table:formula="of:=IF([.E30];IF([.G30]-[.H29]&gt;57;[.G30]-[.H29];0);0)" office:value-type="float" office:value="111.01842">
            <text:p>111,01842</text:p>
          </table:table-cell>
          <table:table-cell office:value-type="string">
            <text:p>???</text:p>
          </table:table-cell>
          <table:table-cell table:number-columns-repeated="1014"/>
        </table:table-row>
        <table:table-row table:style-name="ro1">
          <table:table-cell office:value-type="float" office:value="796.29259">
            <text:p>796,29259</text:p>
          </table:table-cell>
          <table:table-cell office:value-type="float" office:value="670">
            <text:p>670</text:p>
          </table:table-cell>
          <table:table-cell office:value-type="string">
            <text:p>1+</text:p>
          </table:table-cell>
          <table:table-cell table:formula="of:=[.B31]/[.K$5]" office:value-type="float" office:value="0.943661971830986">
            <text:p>0,9436619718</text:p>
          </table:table-cell>
          <table:table-cell table:formula="of:=([.D31]&gt;[.K$7])" office:value-type="boolean" office:boolean-value="true">
            <text:p>VRAI</text:p>
          </table:table-cell>
          <table:table-cell table:formula="of:=[.E31]*[.B31]" office:value-type="float" office:value="670">
            <text:p>670</text:p>
          </table:table-cell>
          <table:table-cell table:formula="of:=IF([.E31];[.A31];0)" office:value-type="float" office:value="796.29259">
            <text:p>796,29259</text:p>
          </table:table-cell>
          <table:table-cell table:formula="of:=IF([.E31];IF([.G31]-[.H30]&gt;57;[.G31];[.H30]);[.H30])" office:value-type="float" office:value="778.27434">
            <text:p>778,27434</text:p>
          </table:table-cell>
          <table:table-cell table:formula="of:=IF([.E31];IF([.G31]-[.H30]&gt;57;[.G31]-[.H30];0);0)" office:value-type="float" office:value="0">
            <text:p>0</text:p>
          </table:table-cell>
          <table:table-cell/>
          <table:table-cell office:value-type="string">
            <text:p>Glutamate</text:p>
          </table:table-cell>
          <table:table-cell table:number-columns-repeated="1013"/>
        </table:table-row>
        <table:table-row table:style-name="ro1">
          <table:table-cell office:value-type="float" office:value="909.38093">
            <text:p>909,38093</text:p>
          </table:table-cell>
          <table:table-cell office:value-type="float" office:value="589">
            <text:p>589</text:p>
          </table:table-cell>
          <table:table-cell office:value-type="string">
            <text:p>1+</text:p>
          </table:table-cell>
          <table:table-cell table:formula="of:=[.B32]/[.K$5]" office:value-type="float" office:value="0.829577464788732">
            <text:p>0,8295774648</text:p>
          </table:table-cell>
          <table:table-cell table:formula="of:=([.D32]&gt;[.K$7])" office:value-type="boolean" office:boolean-value="true">
            <text:p>VRAI</text:p>
          </table:table-cell>
          <table:table-cell table:formula="of:=[.E32]*[.B32]" office:value-type="float" office:value="589">
            <text:p>589</text:p>
          </table:table-cell>
          <table:table-cell table:formula="of:=IF([.E32];[.A32];0)" office:value-type="float" office:value="909.38093">
            <text:p>909,38093</text:p>
          </table:table-cell>
          <table:table-cell table:formula="of:=IF([.E32];IF([.G32]-[.H31]&gt;57;[.G32];[.H31]);[.H31])" office:value-type="float" office:value="909.38093">
            <text:p>909,38093</text:p>
          </table:table-cell>
          <table:table-cell table:formula="of:=IF([.E32];IF([.G32]-[.H31]&gt;57;[.G32]-[.H31];0);0)" office:value-type="float" office:value="131.10659">
            <text:p>131,10659</text:p>
          </table:table-cell>
          <table:table-cell office:value-type="string">
            <text:p>méthionine*1 </text:p>
          </table:table-cell>
          <table:table-cell office:value-type="string">
            <text:p>isoleucine/leucine</text:p>
          </table:table-cell>
          <table:table-cell table:number-columns-repeated="1013"/>
        </table:table-row>
        <table:table-row table:style-name="ro1">
          <table:table-cell office:value-type="float" office:value="1010.41862">
            <text:p>1010,41862</text:p>
          </table:table-cell>
          <table:table-cell office:value-type="float" office:value="374">
            <text:p>374</text:p>
          </table:table-cell>
          <table:table-cell/>
          <table:table-cell table:formula="of:=[.B33]/[.K$5]" office:value-type="float" office:value="0.526760563380282">
            <text:p>0,5267605634</text:p>
          </table:table-cell>
          <table:table-cell table:formula="of:=([.D33]&gt;[.K$7])" office:value-type="boolean" office:boolean-value="true">
            <text:p>VRAI</text:p>
          </table:table-cell>
          <table:table-cell table:formula="of:=[.E33]*[.B33]" office:value-type="float" office:value="374">
            <text:p>374</text:p>
          </table:table-cell>
          <table:table-cell table:formula="of:=IF([.E33];[.A33];0)" office:value-type="float" office:value="1010.41862">
            <text:p>1010,41862</text:p>
          </table:table-cell>
          <table:table-cell table:formula="of:=IF([.E33];IF([.G33]-[.H32]&gt;57;[.G33];[.H32]);[.H32])" office:value-type="float" office:value="1010.41862">
            <text:p>1010,41862</text:p>
          </table:table-cell>
          <table:table-cell table:formula="of:=IF([.E33];IF([.G33]-[.H32]&gt;57;[.G33]-[.H32];0);0)" office:value-type="float" office:value="101.03769">
            <text:p>101,03769</text:p>
          </table:table-cell>
          <table:table-cell office:value-type="string">
            <text:p>Thréonine*1</text:p>
          </table:table-cell>
          <table:table-cell office:value-type="string">
            <text:p>Thréonine</text:p>
          </table:table-cell>
          <table:table-cell table:number-columns-repeated="1013"/>
        </table:table-row>
        <table:table-row table:style-name="ro1">
          <table:table-cell office:value-type="float" office:value="1011.42542">
            <text:p>1011,42542</text:p>
          </table:table-cell>
          <table:table-cell office:value-type="float" office:value="99">
            <text:p>99</text:p>
          </table:table-cell>
          <table:table-cell/>
          <table:table-cell table:formula="of:=[.B34]/[.K$5]" office:value-type="float" office:value="0.13943661971831">
            <text:p>0,1394366197</text:p>
          </table:table-cell>
          <table:table-cell table:formula="of:=([.D34]&gt;[.K$7])" office:value-type="boolean" office:boolean-value="false">
            <text:p>FAUX</text:p>
          </table:table-cell>
          <table:table-cell table:formula="of:=[.E34]*[.B34]" office:value-type="float" office:value="0">
            <text:p>0</text:p>
          </table:table-cell>
          <table:table-cell table:formula="of:=IF([.E34];[.A34];0)" office:value-type="float" office:value="0">
            <text:p>0</text:p>
          </table:table-cell>
          <table:table-cell table:formula="of:=IF([.E34];IF([.G34]-[.H33]&gt;57;[.G34];[.H33]);[.H33])" office:value-type="float" office:value="1010.41862">
            <text:p>1010,41862</text:p>
          </table:table-cell>
          <table:table-cell table:formula="of:=IF([.E34];IF([.G34]-[.H33]&gt;57;[.G34]-[.H33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3.43217">
            <text:p>1013,43217</text:p>
          </table:table-cell>
          <table:table-cell office:value-type="float" office:value="67">
            <text:p>67</text:p>
          </table:table-cell>
          <table:table-cell/>
          <table:table-cell table:formula="of:=[.B35]/[.K$5]" office:value-type="float" office:value="0.0943661971830986">
            <text:p>0,0943661972</text:p>
          </table:table-cell>
          <table:table-cell table:formula="of:=([.D35]&gt;[.K$7])" office:value-type="boolean" office:boolean-value="false">
            <text:p>FAUX</text:p>
          </table:table-cell>
          <table:table-cell table:formula="of:=[.E35]*[.B35]" office:value-type="float" office:value="0">
            <text:p>0</text:p>
          </table:table-cell>
          <table:table-cell table:formula="of:=IF([.E35];[.A35];0)" office:value-type="float" office:value="0">
            <text:p>0</text:p>
          </table:table-cell>
          <table:table-cell table:formula="of:=IF([.E35];IF([.G35]-[.H34]&gt;57;[.G35];[.H34]);[.H34])" office:value-type="float" office:value="1010.41862">
            <text:p>1010,41862</text:p>
          </table:table-cell>
          <table:table-cell table:formula="of:=IF([.E35];IF([.G35]-[.H34]&gt;57;[.G35]-[.H34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1.44587">
            <text:p>1081,44587</text:p>
          </table:table-cell>
          <table:table-cell office:value-type="float" office:value="216">
            <text:p>216</text:p>
          </table:table-cell>
          <table:table-cell/>
          <table:table-cell table:formula="of:=[.B36]/[.K$5]" office:value-type="float" office:value="0.304225352112676">
            <text:p>0,3042253521</text:p>
          </table:table-cell>
          <table:table-cell table:formula="of:=([.D36]&gt;[.K$7])" office:value-type="boolean" office:boolean-value="true">
            <text:p>VRAI</text:p>
          </table:table-cell>
          <table:table-cell table:formula="of:=[.E36]*[.B36]" office:value-type="float" office:value="216">
            <text:p>216</text:p>
          </table:table-cell>
          <table:table-cell table:formula="of:=IF([.E36];[.A36];0)" office:value-type="float" office:value="1081.44587">
            <text:p>1081,44587</text:p>
          </table:table-cell>
          <table:table-cell table:formula="of:=IF([.E36];IF([.G36]-[.H35]&gt;57;[.G36];[.H35]);[.H35])" office:value-type="float" office:value="1081.44587">
            <text:p>1081,44587</text:p>
          </table:table-cell>
          <table:table-cell table:formula="of:=IF([.E36];IF([.G36]-[.H35]&gt;57;[.G36]-[.H35];0);0)" office:value-type="float" office:value="71.02725">
            <text:p>71,02725</text:p>
          </table:table-cell>
          <table:table-cell office:value-type="string">
            <text:p>alanine*1 </text:p>
          </table:table-cell>
          <table:table-cell office:value-type="string">
            <text:p>alanine</text:p>
          </table:table-cell>
          <table:table-cell table:number-columns-repeated="1013"/>
        </table:table-row>
        <table:table-row table:style-name="ro1">
          <table:table-cell office:value-type="float" office:value="1082.43825">
            <text:p>1082,43825</text:p>
          </table:table-cell>
          <table:table-cell office:value-type="float" office:value="67">
            <text:p>67</text:p>
          </table:table-cell>
          <table:table-cell/>
          <table:table-cell table:formula="of:=[.B37]/[.K$5]" office:value-type="float" office:value="0.0943661971830986">
            <text:p>0,0943661972</text:p>
          </table:table-cell>
          <table:table-cell table:formula="of:=([.D37]&gt;[.K$7])" office:value-type="boolean" office:boolean-value="false">
            <text:p>FAUX</text:p>
          </table:table-cell>
          <table:table-cell table:formula="of:=[.E37]*[.B37]" office:value-type="float" office:value="0">
            <text:p>0</text:p>
          </table:table-cell>
          <table:table-cell table:formula="of:=IF([.E37];[.A37];0)" office:value-type="float" office:value="0">
            <text:p>0</text:p>
          </table:table-cell>
          <table:table-cell table:formula="of:=IF([.E37];IF([.G37]-[.H36]&gt;57;[.G37];[.H36]);[.H36])" office:value-type="float" office:value="1081.44587">
            <text:p>1081,44587</text:p>
          </table:table-cell>
          <table:table-cell table:formula="of:=IF([.E37];IF([.G37]-[.H36]&gt;57;[.G37]-[.H36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3.47121">
            <text:p>1083,47121</text:p>
          </table:table-cell>
          <table:table-cell office:value-type="float" office:value="105">
            <text:p>105</text:p>
          </table:table-cell>
          <table:table-cell/>
          <table:table-cell table:formula="of:=[.B38]/[.K$5]" office:value-type="float" office:value="0.147887323943662">
            <text:p>0,1478873239</text:p>
          </table:table-cell>
          <table:table-cell table:formula="of:=([.D38]&gt;[.K$7])" office:value-type="boolean" office:boolean-value="false">
            <text:p>FAUX</text:p>
          </table:table-cell>
          <table:table-cell table:formula="of:=[.E38]*[.B38]" office:value-type="float" office:value="0">
            <text:p>0</text:p>
          </table:table-cell>
          <table:table-cell table:formula="of:=IF([.E38];[.A38];0)" office:value-type="float" office:value="0">
            <text:p>0</text:p>
          </table:table-cell>
          <table:table-cell table:formula="of:=IF([.E38];IF([.G38]-[.H37]&gt;57;[.G38];[.H37]);[.H37])" office:value-type="float" office:value="1081.44587">
            <text:p>1081,44587</text:p>
          </table:table-cell>
          <table:table-cell table:formula="of:=IF([.E38];IF([.G38]-[.H37]&gt;57;[.G38]-[.H37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2.48033">
            <text:p>1192,48033</text:p>
          </table:table-cell>
          <table:table-cell office:value-type="float" office:value="175">
            <text:p>175</text:p>
          </table:table-cell>
          <table:table-cell office:value-type="string">
            <text:p>1+</text:p>
          </table:table-cell>
          <table:table-cell table:formula="of:=[.B39]/[.K$5]" office:value-type="float" office:value="0.246478873239437">
            <text:p>0,2464788732</text:p>
          </table:table-cell>
          <table:table-cell table:formula="of:=([.D39]&gt;[.K$7])" office:value-type="boolean" office:boolean-value="false">
            <text:p>FAUX</text:p>
          </table:table-cell>
          <table:table-cell table:formula="of:=[.E39]*[.B39]" office:value-type="float" office:value="0">
            <text:p>0</text:p>
          </table:table-cell>
          <table:table-cell table:formula="of:=IF([.E39];[.A39];0)" office:value-type="float" office:value="0">
            <text:p>0</text:p>
          </table:table-cell>
          <table:table-cell table:formula="of:=IF([.E39];IF([.G39]-[.H38]&gt;57;[.G39];[.H38]);[.H38])" office:value-type="float" office:value="1081.44587">
            <text:p>1081,44587</text:p>
          </table:table-cell>
          <table:table-cell table:formula="of:=IF([.E39];IF([.G39]-[.H38]&gt;57;[.G39]-[.H38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0.49136">
            <text:p>1210,49136</text:p>
          </table:table-cell>
          <table:table-cell office:value-type="float" office:value="272">
            <text:p>272</text:p>
          </table:table-cell>
          <table:table-cell office:value-type="string">
            <text:p>1+</text:p>
          </table:table-cell>
          <table:table-cell table:formula="of:=[.B40]/[.K$5]" office:value-type="float" office:value="0.383098591549296">
            <text:p>0,3830985915</text:p>
          </table:table-cell>
          <table:table-cell table:formula="of:=([.D40]&gt;[.K$7])" office:value-type="boolean" office:boolean-value="true">
            <text:p>VRAI</text:p>
          </table:table-cell>
          <table:table-cell table:formula="of:=[.E40]*[.B40]" office:value-type="float" office:value="272">
            <text:p>272</text:p>
          </table:table-cell>
          <table:table-cell table:formula="of:=IF([.E40];[.A40];0)" office:value-type="float" office:value="1210.49136">
            <text:p>1210,49136</text:p>
          </table:table-cell>
          <table:table-cell table:formula="of:=IF([.E40];IF([.G40]-[.H39]&gt;57;[.G40];[.H39]);[.H39])" office:value-type="float" office:value="1210.49136">
            <text:p>1210,49136</text:p>
          </table:table-cell>
          <table:table-cell table:formula="of:=IF([.E40];IF([.G40]-[.H39]&gt;57;[.G40]-[.H39];0);0)" office:value-type="float" office:value="129.04549">
            <text:p>129,04549</text:p>
          </table:table-cell>
          <table:table-cell office:value-type="string">
            <text:p>glutamate*1 </text:p>
          </table:table-cell>
          <table:table-cell office:value-type="string">
            <text:p>glutamate</text:p>
          </table:table-cell>
          <table:table-cell table:number-columns-repeated="1013"/>
        </table:table-row>
        <table:table-row table:style-name="ro1">
          <table:table-cell office:value-type="float" office:value="1364.87579">
            <text:p>1364,87579</text:p>
          </table:table-cell>
          <table:table-cell office:value-type="float" office:value="25">
            <text:p>25</text:p>
          </table:table-cell>
          <table:table-cell/>
          <table:table-cell table:formula="of:=[.B41]/[.K$5]" office:value-type="float" office:value="0.0352112676056338">
            <text:p>0,0352112676</text:p>
          </table:table-cell>
          <table:table-cell table:formula="of:=([.D41]&gt;[.K$7])" office:value-type="boolean" office:boolean-value="false">
            <text:p>FAUX</text:p>
          </table:table-cell>
          <table:table-cell table:formula="of:=[.E41]*[.B41]" office:value-type="float" office:value="0">
            <text:p>0</text:p>
          </table:table-cell>
          <table:table-cell table:formula="of:=IF([.E41];[.A41];0)" office:value-type="float" office:value="0">
            <text:p>0</text:p>
          </table:table-cell>
          <table:table-cell table:formula="of:=IF([.E41];IF([.G41]-[.H40]&gt;57;[.G41];[.H40]);[.H40])" office:value-type="float" office:value="1210.49136">
            <text:p>1210,49136</text:p>
          </table:table-cell>
          <table:table-cell table:formula="of:=IF([.E41];IF([.G41]-[.H40]&gt;57;[.G41]-[.H40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6.48944">
            <text:p>1376,48944</text:p>
          </table:table-cell>
          <table:table-cell office:value-type="float" office:value="22">
            <text:p>22</text:p>
          </table:table-cell>
          <table:table-cell/>
          <table:table-cell table:formula="of:=[.B42]/[.K$5]" office:value-type="float" office:value="0.0309859154929577">
            <text:p>0,0309859155</text:p>
          </table:table-cell>
          <table:table-cell table:formula="of:=([.D42]&gt;[.K$7])" office:value-type="boolean" office:boolean-value="false">
            <text:p>FAUX</text:p>
          </table:table-cell>
          <table:table-cell table:formula="of:=[.E42]*[.B42]" office:value-type="float" office:value="0">
            <text:p>0</text:p>
          </table:table-cell>
          <table:table-cell table:formula="of:=IF([.E42];[.A42];0)" office:value-type="float" office:value="0">
            <text:p>0</text:p>
          </table:table-cell>
          <table:table-cell table:formula="of:=IF([.E42];IF([.G42]-[.H41]&gt;57;[.G42];[.H41]);[.H41])" office:value-type="float" office:value="1210.49136">
            <text:p>1210,49136</text:p>
          </table:table-cell>
          <table:table-cell table:formula="of:=IF([.E42];IF([.G42]-[.H41]&gt;57;[.G42]-[.H41];0)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M2]" office:value-type="float" office:value="1501.6298">
            <text:p>1501,6298</text:p>
          </table:table-cell>
          <table:table-cell office:value-type="string">
            <text:p>histidine*1 proline*1 glycine*1 </text:p>
          </table:table-cell>
          <table:table-cell office:value-type="string">
            <text:p>histidine proline glycine</text:p>
          </table:table-cell>
          <table:table-cell table:number-columns-repeated="101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Feuille1.A2:Feuille1.B42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17:40:54</meta:creation-date>
    <meta:editing-duration>PT5H38M18S</meta:editing-duration>
    <meta:editing-cycles>13</meta:editing-cycles>
    <meta:generator>LibreOffice/3.5$Linux_x86 LibreOffice_project/350m1$Build-2</meta:generator>
    <meta:initial-creator>maxime </meta:initial-creator>
    <dc:date>2012-10-12T18:09:01</dc:date>
    <dc:creator>maxime </dc:creator>
    <meta:document-statistic meta:table-count="3" meta:cell-count="3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6cm" svg:height="17.694cm" xlink:href=".." xlink:type="simple" chart:class="chart:bar" chart:style-name="ch1">
        <chart:legend chart:legend-position="end" svg:x="27.816cm" svg:y="8.299cm" style:legend-expansion="high" chart:style-name="ch2"/>
        <chart:plot-area chart:style-name="ch3" table:cell-range-address="Feuille1.A2:Feuille1.B42 Feuille1.F2:Feuille1.F42" chart:data-source-has-labels="column" svg:x="1.399cm" svg:y="0.378cm" svg:width="25.163cm" svg:height="15.432cm">
          <chartooo:coordinate-region svg:x="2.206cm" svg:y="0.578cm" svg:width="23.758cm" svg:height="14.187cm"/>
          <chart:axis chart:dimension="x" chart:name="primary-x" chart:style-name="ch4" chartooo:axis-type="auto">
            <chartooo:date-scale/>
            <chart:categories table:cell-range-address="Feuille1.A2:Feuille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42" chart:class="chart:bar">
            <chart:data-point chart:repeated="41"/>
          </chart:series>
          <chart:series chart:style-name="ch8" chart:values-cell-range-address="Feuille1.F2:Feuille1.F42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70.69461">
                <text:p>70</text:p>
                <draw:g>
                  <svg:desc>Feuille1.A2:Feuille1.A42</svg:desc>
                </draw:g>
              </table:table-cell>
              <table:table-cell office:value-type="float" office:value="32">
                <text:p>32</text:p>
                <draw:g>
                  <svg:desc>Feuille1.B2:Feuille1.B42</svg:desc>
                </draw:g>
              </table:table-cell>
              <table:table-cell office:value-type="float" office:value="0">
                <text:p>0</text:p>
                <draw:g>
                  <svg:desc>Feuille1.F2:Feuille1.F42</svg:desc>
                </draw:g>
              </table:table-cell>
            </table:table-row>
            <table:table-row>
              <table:table-cell office:value-type="float" office:value="96.29063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.08417">
                <text:p>20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.14805">
                <text:p>22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.13478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.10941">
                <text:p>250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.1177">
                <text:p>270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.09578">
                <text:p>28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.11948">
                <text:p>28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.10855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78.17794">
                <text:p>380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397.19651">
                <text:p>40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.10779">
                <text:p>4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.14442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50.11268">
                <text:p>45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.13626">
                <text:p>47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.21401">
                <text:p>47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.17213">
                <text:p>48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.20561">
                <text:p>49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.15856">
                <text:p>52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.2339">
                <text:p>53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.20868">
                <text:p>540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558.22339">
                <text:p>56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.23158">
                <text:p>58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.24212">
                <text:p>65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.25592">
                <text:p>670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671.2782">
                <text:p>67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.25154">
                <text:p>71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.27434">
                <text:p>78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96.29259">
                <text:p>800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909.38093">
                <text:p>910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010.41862">
                <text:p>1010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1011.42542">
                <text:p>101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.43217">
                <text:p>101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.44587">
                <text:p>108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082.43825">
                <text:p>108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.47121">
                <text:p>108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.48033">
                <text:p>119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0.49136">
                <text:p>1210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364.87579">
                <text:p>136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6.48944">
                <text:p>138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